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8.823cm"/>
    </style:style>
    <style:style style:name="co5" style:family="table-column">
      <style:table-column-properties fo:break-before="auto" style:column-width="9.721cm"/>
    </style:style>
    <style:style style:name="co6" style:family="table-column">
      <style:table-column-properties fo:break-before="auto" style:column-width="4.397cm"/>
    </style:style>
    <style:style style:name="co7" style:family="table-column">
      <style:table-column-properties fo:break-before="auto" style:column-width="7.87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66cm"/>
    </style:style>
    <style:style style:name="co11" style:family="table-column">
      <style:table-column-properties fo:break-before="auto" style:column-width="5.546cm"/>
    </style:style>
    <style:style style:name="co12" style:family="table-column">
      <style:table-column-properties fo:break-before="auto" style:column-width="4.138cm"/>
    </style:style>
    <style:style style:name="co13" style:family="table-column">
      <style:table-column-properties fo:break-before="auto" style:column-width="1.427cm"/>
    </style:style>
    <style:style style:name="co14" style:family="table-column">
      <style:table-column-properties fo:break-before="auto" style:column-width="7.479cm"/>
    </style:style>
    <style:style style:name="co15" style:family="table-column">
      <style:table-column-properties fo:break-before="auto" style:column-width="8.421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1.344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679cm"/>
    </style:style>
    <style:style style:name="co20" style:family="table-column">
      <style:table-column-properties fo:break-before="auto" style:column-width="1.316cm"/>
    </style:style>
    <style:style style:name="co21" style:family="table-column">
      <style:table-column-properties fo:break-before="auto" style:column-width="14.473cm"/>
    </style:style>
    <style:style style:name="co22" style:family="table-column">
      <style:table-column-properties fo:break-before="auto" style:column-width="12.132cm"/>
    </style:style>
    <style:style style:name="co23" style:family="table-column">
      <style:table-column-properties fo:break-before="auto" style:column-width="6.338cm"/>
    </style:style>
    <style:style style:name="co24" style:family="table-column">
      <style:table-column-properties fo:break-before="auto" style:column-width="1.169cm"/>
    </style:style>
    <style:style style:name="co25" style:family="table-column">
      <style:table-column-properties fo:break-before="auto" style:column-width="1.312cm"/>
    </style:style>
    <style:style style:name="co26" style:family="table-column">
      <style:table-column-properties fo:break-before="auto" style:column-width="1.085cm"/>
    </style:style>
    <style:style style:name="co27" style:family="table-column">
      <style:table-column-properties fo:break-before="auto" style:column-width="1.483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name-asian="Arial" style:font-size-asian="8pt" style:font-name-complex="Arial" style:font-size-complex="8pt"/>
    </style:style>
    <style:style style:name="T2" style:family="text">
      <style:text-properties style:text-outline="false" style:text-line-through-style="none" style:font-name="Arial" fo:font-style="italic" fo:text-shadow="none" style:text-underline-style="none" fo:font-weight="normal" style:font-name-asian="Arial" style:font-size-asian="8pt" style:font-style-asian="italic" style:font-weight-asian="normal" style:font-name-complex="Arial" style:font-size-complex="8pt" style:font-style-complex="italic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1-becaus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" table:number-columns-repeated="2" table:default-cell-style-name="ce3"/>
        <table:table-column table:style-name="co11" table:default-cell-style-name="ce3"/>
        <table:table-column table:style-name="co1" table:number-columns-repeated="1009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exp type</text:p>
          </table:table-cell>
          <table:table-cell table:style-name="ce4" office:value-type="string">
            <text:p>Dialogue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Becaus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This thing has this property – Mprop</text:p>
          </table:table-cell>
          <table:table-cell office:value-type="string">
            <text:p>This thing has this other property – Mprop</text:p>
          </table:table-cell>
          <table:table-cell office:value-type="string">
            <text:p>t</text:p>
          </table:table-cell>
          <table:table-cell office:value-type="string">
            <text:p>P </text:p>
          </table:table-cell>
          <table:table-cell office:value-type="string">
            <text:p>OLP: induction (base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This problem might happen – Pv</text:p>
          </table:table-cell>
          <table:table-cell office:value-type="string">
            <text:p>We don't have this property – Mprop</text:p>
          </table:table-cell>
          <table:table-cell office:value-type="string">
            <text:p>t</text:p>
          </table:table-cell>
          <table:table-cell office:value-type="string">
            <text:p>?</text:p>
          </table:table-cell>
          <table:table-cell office:value-type="string">
            <text:p>MLP: point out erro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Might not be unique – Mprop</text:p>
          </table:table-cell>
          <table:table-cell office:value-type="string">
            <text:p>might have this property – Mprop</text:p>
          </table:table-cell>
          <table:table-cell office:value-type="string">
            <text:p>t</text:p>
          </table:table-cell>
          <table:table-cell office:value-type="string">
            <text:p>IS(p)</text:p>
          </table:table-cell>
          <table:table-cell office:value-type="string">
            <text:p>MLP: clarif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we can do X – Pa</text:p>
          </table:table-cell>
          <table:table-cell office:value-type="string">
            <text:p>we have this property – Mprop</text:p>
          </table:table-cell>
          <table:table-cell office:value-type="string">
            <text:p>t</text:p>
          </table:table-cell>
          <table:table-cell office:value-type="string">
            <text:p>P </text:p>
          </table:table-cell>
          <table:table-cell office:value-type="string">
            <text:p>OLP: algorithm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This problem won't happen – Pv</text:p>
          </table:table-cell>
          <table:table-cell office:value-type="string">
            <text:p>We can fix problem in this way – Pv</text:p>
          </table:table-cell>
          <table:table-cell office:value-type="string">
            <text:p>t</text:p>
          </table:table-cell>
          <table:table-cell office:value-type="string">
            <text:p>P </text:p>
          </table:table-cell>
          <table:table-cell office:value-type="string">
            <text:p>OLP: induction (step)</text:p>
          </table:table-cell>
          <table:table-cell table:number-columns-repeated="2" office:value-type="string">
            <text:p>?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Our solution might not always work – Pv</text:p>
          </table:table-cell>
          <table:table-cell office:value-type="string">
            <text:p>In this situation it doesn't apply – Mass</text:p>
          </table:table-cell>
          <table:table-cell office:value-type="string">
            <text:p>t</text:p>
          </table:table-cell>
          <table:table-cell office:value-type="string">
            <text:p>IS(p)</text:p>
          </table:table-cell>
          <table:table-cell office:value-type="string">
            <text:p>OLP: induction <text:s/>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-as" table:style-name="ta1"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number-columns-repeated="2" table:default-cell-style-name="ce3"/>
        <table:table-column table:style-name="co16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1" table:number-columns-repeated="1012" table:default-cell-style-name="ce3"/>
        <table:table-row table:style-name="ro2">
          <table:table-cell table:style-name="ce5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exp type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<text:span text:style-name="T1"><text:s/></text:span><text:span text:style-name="T2">, as</text:span>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office:value-type="string">
            <text:p>X is a good idea – Pv</text:p>
          </table:table-cell>
          <table:table-cell office:value-type="string">
            <text:p>It will help us in this way – Pv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MLC: proces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Condition C is necessary – Mip</text:p>
          </table:table-cell>
          <table:table-cell office:value-type="string">
            <text:p>Without it conjecture is false – Mass</text:p>
          </table:table-cell>
          <table:table-cell office:value-type="string">
            <text:p>t</text:p>
          </table:table-cell>
          <table:table-cell/>
          <table:table-cell office:value-type="string">
            <text:p>OLC: Exploring prob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P might happen – Mass</text:p>
          </table:table-cell>
          <table:table-cell/>
          <table:table-cell office:value-type="string">
            <text:p><text:s/>–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Pa, Meg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 office:value-type="string">
            <text:p>IS-ped</text:p>
          </table:table-cell>
          <table:table-cell office:value-type="string">
            <text:p>OLC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string">
            <text:p>me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1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ss</text:p>
          </table:table-cell>
          <table:table-cell office:value-type="string">
            <text:p>t</text:p>
          </table:table-cell>
          <table:table-cell/>
          <table:table-cell office:value-type="string">
            <text:p>OLC 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ao: 9.25am</text:p>
          </table:table-cell>
          <table:table-cell office:value-type="string">
            <text:p>me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2 speyer 6.19am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j 3.56am</text:p>
          </table:table-cell>
          <table:table-cell office:value-type="float" office:value="1">
            <text:p>1</text:p>
          </table:table-cell>
          <table:table-cell office:value-type="string">
            <text:p>Pk, Mass</text:p>
          </table:table-cell>
          <table:table-cell office:value-type="string">
            <text:p>Mass</text:p>
          </table:table-cell>
          <table:table-cell office:value-type="string">
            <text:p>t</text:p>
          </table:table-cell>
          <table:table-cell/>
          <table:table-cell office:value-type="string">
            <text:p>OLP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-since" table:style-name="ta1">
        <table:table-column table:style-name="co1" table:default-cell-style-name="ce3"/>
        <table:table-column table:style-name="co20" table:default-cell-style-name="ce3"/>
        <table:table-column table:style-name="co13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1" table:number-columns-repeated="1012" table:default-cell-style-name="ce3"/>
        <table:table-row table:style-name="ro2">
          <table:table-cell table:style-name="ce5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exp type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inc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 is always possible – Mass</text:p>
          </table:table-cell>
          <table:table-cell office:value-type="string">
            <text:p>This property holds – Mprop</text:p>
          </table:table-cell>
          <table:table-cell office:value-type="string">
            <text:p>t</text:p>
          </table:table-cell>
          <table:table-cell/>
          <table:table-cell office:value-type="string">
            <text:p>OLP: observ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M is subset of P – Mass</text:p>
          </table:table-cell>
          <table:table-cell office:value-type="string">
            <text:p>M has this property – Mprop</text:p>
          </table:table-cell>
          <table:table-cell office:value-type="string">
            <text:p>t</text:p>
          </table:table-cell>
          <table:table-cell office:value-type="string">
            <text:p>IS</text:p>
          </table:table-cell>
          <table:table-cell office:value-type="string">
            <text:p>OLP: observ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18 –i </text:p>
          </table:table-cell>
          <table:table-cell office:value-type="float" office:value="1">
            <text:p>1</text:p>
          </table:table-cell>
          <table:table-cell office:value-type="string">
            <text:p>A is not a useful approach – Mproof</text:p>
          </table:table-cell>
          <table:table-cell office:value-type="string">
            <text:p>We don't know if it has property P – Pk, Mprop</text:p>
          </table:table-cell>
          <table:table-cell office:value-type="string">
            <text:p>t</text:p>
          </table:table-cell>
          <table:table-cell table:style-name="ce8" office:value-type="string">
            <text:p>IS(P)</text:p>
          </table:table-cell>
          <table:table-cell office:value-type="string">
            <text:p>MLP: approach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18 –ii</text:p>
          </table:table-cell>
          <table:table-cell office:value-type="float" office:value="1">
            <text:p>1</text:p>
          </table:table-cell>
          <table:table-cell office:value-type="string">
            <text:p>We don't know X – Pk</text:p>
          </table:table-cell>
          <table:table-cell office:value-type="string">
            <text:p>Conditions C make it different – Mass</text:p>
          </table:table-cell>
          <table:table-cell office:value-type="string">
            <text:p>t</text:p>
          </table:table-cell>
          <table:table-cell table:style-name="ce9" office:value-type="string">
            <text:p>IS(P)</text:p>
          </table:table-cell>
          <table:table-cell office:value-type="string">
            <text:p>OLP: case split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18 –iii</text:p>
          </table:table-cell>
          <table:table-cell office:value-type="float" office:value="1">
            <text:p>1</text:p>
          </table:table-cell>
          <table:table-cell office:value-type="string">
            <text:p>M is subset of P – Mass</text:p>
          </table:table-cell>
          <table:table-cell office:value-type="string">
            <text:p>T must have this other unique property – Mprop</text:p>
          </table:table-cell>
          <table:table-cell office:value-type="string">
            <text:p>t</text:p>
          </table:table-cell>
          <table:table-cell table:style-name="ce9" office:value-type="string">
            <text:p>IS(P)</text:p>
          </table:table-cell>
          <table:table-cell office:value-type="string">
            <text:p>OLP: case split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Approaches A and B might be same – Mproof</text:p>
          </table:table-cell>
          <table:table-cell office:value-type="string">
            <text:p>A needs B. - Mproof</text:p>
          </table:table-cell>
          <table:table-cell office:value-type="string">
            <text:p>t</text:p>
          </table:table-cell>
          <table:table-cell/>
          <table:table-cell office:value-type="string">
            <text:p>MLP: approach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27 -i</text:p>
          </table:table-cell>
          <table:table-cell office:value-type="float" office:value="1">
            <text:p>1</text:p>
          </table:table-cell>
          <table:table-cell office:value-type="string">
            <text:p>The problem is harder if P – Pa</text:p>
          </table:table-cell>
          <table:table-cell office:value-type="string">
            <text:p><text:s/>A single point can block multiple paths – Mass</text:p>
          </table:table-cell>
          <table:table-cell office:value-type="string">
            <text:p>t</text:p>
          </table:table-cell>
          <table:table-cell office:value-type="string">
            <text:p>IS(P)</text:p>
          </table:table-cell>
          <table:table-cell office:value-type="string">
            <text:p>OLP: case split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27 -ii</text:p>
          </table:table-cell>
          <table:table-cell office:value-type="float" office:value="1">
            <text:p>1</text:p>
          </table:table-cell>
          <table:table-cell office:value-type="string">
            <text:p>The problem is hardest when P – Pa</text:p>
          </table:table-cell>
          <table:table-cell office:value-type="string">
            <text:p>Other options for P can't happen – Pa</text:p>
          </table:table-cell>
          <table:table-cell office:value-type="string">
            <text:p>t</text:p>
          </table:table-cell>
          <table:table-cell table:style-name="ce8" office:value-type="string">
            <text:p>IS(P)</text:p>
          </table:table-cell>
          <table:table-cell office:value-type="string">
            <text:p>OLP: case split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27 -iii</text:p>
          </table:table-cell>
          <table:table-cell office:value-type="float" office:value="1">
            <text:p>1</text:p>
          </table:table-cell>
          <table:table-cell office:value-type="string">
            <text:p>C might not be hardest bit – Pa</text:p>
          </table:table-cell>
          <table:table-cell office:value-type="string">
            <text:p>The difficult bit might be H – Pa</text:p>
          </table:table-cell>
          <table:table-cell office:value-type="string">
            <text:p>t</text:p>
          </table:table-cell>
          <table:table-cell table:style-name="ce8" office:value-type="string">
            <text:p>IS(P)</text:p>
          </table:table-cell>
          <table:table-cell office:value-type="string">
            <text:p>MLC: difficulty proo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X is possible – Pa</text:p>
          </table:table-cell>
          <table:table-cell office:value-type="string">
            <text:p>The numbers work out – Mass</text:p>
          </table:table-cell>
          <table:table-cell office:value-type="string">
            <text:p>t</text:p>
          </table:table-cell>
          <table:table-cell office:value-type="string">
            <text:p>IS(P)</text:p>
          </table:table-cell>
          <table:table-cell office:value-type="string">
            <text:p>OLP: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Approach A might not work – Mproof</text:p>
          </table:table-cell>
          <table:table-cell office:value-type="string">
            <text:p>Problem P – Mass</text:p>
          </table:table-cell>
          <table:table-cell office:value-type="string">
            <text:p>t</text:p>
          </table:table-cell>
          <table:table-cell/>
          <table:table-cell office:value-type="string">
            <text:p>MLC: proof strategie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Things get harder in case C – Meg</text:p>
          </table:table-cell>
          <table:table-cell office:value-type="string">
            <text:p>We need to know X – Pk</text:p>
          </table:table-cell>
          <table:table-cell office:value-type="string">
            <text:p>t</text:p>
          </table:table-cell>
          <table:table-cell office:value-type="string">
            <text:p>IS(P)</text:p>
          </table:table-cell>
          <table:table-cell office:value-type="string">
            <text:p>MPC: direction wi OL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74-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74-i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74-ii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79-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79-i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2-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82-ii</text:p>
          </table:table-cell>
          <table:table-cell office:value-type="float" office:value="1">
            <text:p>1</text:p>
          </table:table-cell>
          <table:table-cell office:value-type="string">
            <text:p>There will always exist instance X that satisfies condition C1 – Meg</text:p>
          </table:table-cell>
          <table:table-cell office:value-type="string">
            <text:p>There must always exist X<text:span text:style-name="T3"> that satisfies condition C2 – Mass</text:span></text:p>
          </table:table-cell>
          <table:table-cell office:value-type="string">
            <text:p>t</text:p>
          </table:table-cell>
          <table:table-cell office:value-type="string">
            <text:p>IS(P)</text:p>
          </table:table-cell>
          <table:table-cell office:value-type="string">
            <text:p>OLP: procedura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82-iii</text:p>
          </table:table-cell>
          <table:table-cell office:value-type="float" office:value="1">
            <text:p>1</text:p>
          </table:table-cell>
          <table:table-cell office:value-type="string">
            <text:p>We can only almost do P – Pa</text:p>
          </table:table-cell>
          <table:table-cell office:value-type="string">
            <text:p>case C might be a problem – Pv</text:p>
          </table:table-cell>
          <table:table-cell office:value-type="string">
            <text:p>t</text:p>
          </table:table-cell>
          <table:table-cell/>
          <table:table-cell table:style-name="ce8" office:value-type="string">
            <text:p>OLP: procedura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We want to do X – Pv</text:p>
          </table:table-cell>
          <table:table-cell office:value-type="string">
            <text:p>Problem P – Pv</text:p>
          </table:table-cell>
          <table:table-cell office:value-type="string">
            <text:p>t</text:p>
          </table:table-cell>
          <table:table-cell/>
          <table:table-cell office:value-type="string">
            <text:p>MLC: what we want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90-i</text:p>
          </table:table-cell>
          <table:table-cell office:value-type="float" office:value="1">
            <text:p>1</text:p>
          </table:table-cell>
          <table:table-cell office:value-type="string">
            <text:p>If we do A then we'll get B – Marg</text:p>
          </table:table-cell>
          <table:table-cell office:value-type="string">
            <text:p>We'll get B because of ind hyp – Marg</text:p>
          </table:table-cell>
          <table:table-cell office:value-type="string">
            <text:p>t</text:p>
          </table:table-cell>
          <table:table-cell/>
          <table:table-cell office:value-type="string">
            <text:p>OLC: induction (sc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90-ii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X is wrong – Pk</text:p>
          </table:table-cell>
          <table:table-cell office:value-type="string">
            <text:p>instance I will be a problem – Meg, Pv</text:p>
          </table:table-cell>
          <table:table-cell office:value-type="string">
            <text:p>t</text:p>
          </table:table-cell>
          <table:table-cell/>
          <table:table-cell office:value-type="string">
            <text:p>MLC: proof is wro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If we can do X then we have a complete proof – Mproof</text:p>
          </table:table-cell>
          <table:table-cell office:value-type="string">
            <text:p>other cases Y and Z are trivial – Meg, Mprop, Pa</text:p>
          </table:table-cell>
          <table:table-cell office:value-type="string">
            <text:p>t</text:p>
          </table:table-cell>
          <table:table-cell/>
          <table:table-cell office:value-type="string">
            <text:p>MLC: what cases are nec I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5-08-19T11:59:38</dc:date>
    <meta:editing-duration>PT7H56M30S</meta:editing-duration>
    <meta:editing-cycles>146</meta:editing-cycles>
    <meta:generator>LibreOffice/3.5$MacOSX_x86 LibreOffice_project/7122e39-92ed229-498d286-15e43b4-d70da21</meta:generator>
    <meta:document-statistic meta:table-count="3" meta:cell-count="372" meta:object-count="0"/>
  </office:meta>
</office:document-meta>
</file>